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subsup>
                    <mi>C</mi>
                    <mn>0</mn>
                    <mi>n</mi>
                  </msubsup>
                  <mrow>
                    <mrow>
                      <msup>
                        <mi>a</mi>
                        <mi>n</mi>
                      </msup>
                      <mo stretchy="false">∗</mo>
                      <msup>
                        <mi>b</mi>
                        <mn>0</mn>
                      </msup>
                    </mrow>
                    <mo stretchy="false">+</mo>
                    <msubsup>
                      <mi>C</mi>
                      <mn>1</mn>
                      <mi>n</mi>
                    </msubsup>
                  </mrow>
                  <mrow>
                    <mrow>
                      <msup>
                        <mi>a</mi>
                        <mrow>
                          <mi>n</mi>
                          <mo stretchy="false">−</mo>
                          <mn>1</mn>
                        </mrow>
                      </msup>
                      <mo stretchy="false">∗</mo>
                      <msup>
                        <mi>b</mi>
                        <mn>1</mn>
                      </msup>
                    </mrow>
                    <mo stretchy="false">+</mo>
                    <msubsup>
                      <mi>C</mi>
                      <mn>2</mn>
                      <mi>n</mi>
                    </msubsup>
                  </mrow>
                  <mrow>
                    <mrow>
                      <msup>
                        <mi>a</mi>
                        <mrow>
                          <mi>n</mi>
                          <mo stretchy="false">−</mo>
                          <mn>2</mn>
                        </mrow>
                      </msup>
                      <mo stretchy="false">∗</mo>
                      <msup>
                        <mi>b</mi>
                        <mn>2</mn>
                      </msup>
                    </mrow>
                    <mo stretchy="false">+</mo>
                    <mn>...</mn>
                    <mo stretchy="false">+</mo>
                    <msubsup>
                      <mi>C</mi>
                      <mrow>
                        <mi>n</mi>
                        <mo stretchy="false">−</mo>
                        <mn>2</mn>
                      </mrow>
                      <mi>n</mi>
                    </msubsup>
                  </mrow>
                  <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row>
                          <mi>n</mi>
                          <mo stretchy="false">−</mo>
                          <mn>2</mn>
                        </mrow>
                      </msup>
                    </mrow>
                    <mo stretchy="false">+</mo>
                    <msubsup>
                      <mi>C</mi>
                      <mrow>
                        <mi>n</mi>
                        <mo stretchy="false">−</mo>
                        <mn>1</mn>
                      </mrow>
                      <mi>n</mi>
                    </msubsup>
                  </mrow>
                  <mrow>
                    <mrow>
                      <msup>
                        <mi>a</mi>
                        <mn>1</mn>
                      </msup>
                      <mo stretchy="false">∗</mo>
                      <msup>
                        <mi>b</mi>
                        <mrow>
                          <mi>n</mi>
                          <mo stretchy="false">−</mo>
                          <mn>1</mn>
                        </mrow>
                      </msup>
                    </mrow>
                    <mo stretchy="false">+</mo>
                    <msubsup>
                      <mi>C</mi>
                      <mi>n</mi>
                      <mi>n</mi>
                    </msubsup>
                  </mrow>
                  <mrow>
                    <msup>
                      <mi>a</mi>
                      <mn>0</mn>
                    </msup>
                    <mo stretchy="false">∗</mo>
                    <msup>
                      <mi>b</mi>
                      <mi>n</mi>
                    </msup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i>n</mi>
              </msubsup>
            </mrow>
            <mrow>
              <mrow>
                <msup>
                  <mi>a</mi>
                  <mi>n</mi>
                </msup>
                <mo stretchy="false">∗</mo>
                <msup>
                  <mi>b</mi>
                  <mn>0</mn>
                </msup>
                <mo stretchy="false">∗</mo>
                <mi>a</mi>
              </mrow>
              <mo stretchy="false">+</mo>
              <msubsup>
                <mi>C</mi>
                <mn>1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b</mi>
                  <mn>1</mn>
                </msup>
                <mo stretchy="false">∗</mo>
                <mi>a</mi>
              </mrow>
              <mo stretchy="false">+</mo>
              <msubsup>
                <mi>C</mi>
                <mn>2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2</mn>
                  </mrow>
                </msup>
                <mo stretchy="false">∗</mo>
                <msup>
                  <mi>b</mi>
                  <mn>2</mn>
                </msup>
                <mo stretchy="false">∗</mo>
                <mi>a</mi>
              </mrow>
              <mo stretchy="false">+</mo>
              <mn>...</mn>
              <mo stretchy="false">+</mo>
              <msubsup>
                <mi>C</mi>
                <mrow>
                  <mi>n</mi>
                  <mo stretchy="false">−</mo>
                  <mn>2</mn>
                </mrow>
                <mi>n</mi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row>
                    <mi>n</mi>
                    <mo stretchy="false">−</mo>
                    <mn>2</mn>
                  </mrow>
                </msup>
                <mo stretchy="false">∗</mo>
                <mi>a</mi>
              </mrow>
              <mo stretchy="false">+</mo>
              <msubsup>
                <mi>C</mi>
                <mrow>
                  <mi>n</mi>
                  <mo stretchy="false">−</mo>
                  <mn>1</mn>
                </mrow>
                <mi>n</mi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row>
                    <mi>n</mi>
                    <mo stretchy="false">−</mo>
                    <mn>1</mn>
                  </mrow>
                </msup>
                <mo stretchy="false">∗</mo>
                <mi>a</mi>
              </mrow>
              <mo stretchy="false">+</mo>
              <msubsup>
                <mi>C</mi>
                <mi>n</mi>
                <mi>n</mi>
              </msubsup>
            </mrow>
            <mrow>
              <msup>
                <mi>a</mi>
                <mn>0</mn>
              </msup>
              <mo stretchy="false">∗</mo>
              <msup>
                <mi>b</mi>
                <mi>n</mi>
              </msup>
              <mo stretchy="false">∗</mo>
              <mi>a</mi>
            </mrow>
          </mrow>
        </mtd>
      </mtr>
      <mtr>
        <mtd>
          <mrow>
            <mrow>
              <mo stretchy="false">+</mo>
              <msubsup>
                <mi>C</mi>
                <mn>0</mn>
                <mi>n</mi>
              </msubsup>
            </mrow>
            <mrow>
              <mrow>
                <msup>
                  <mi>a</mi>
                  <mi>n</mi>
                </msup>
                <mo stretchy="false">∗</mo>
                <msup>
                  <mi>b</mi>
                  <mn>0</mn>
                </msup>
                <mo stretchy="false">∗</mo>
                <mi>b</mi>
              </mrow>
              <mo stretchy="false">+</mo>
              <msubsup>
                <mi>C</mi>
                <mn>1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b</mi>
                  <mn>1</mn>
                </msup>
                <mo stretchy="false">∗</mo>
                <mi>b</mi>
              </mrow>
              <mo stretchy="false">+</mo>
              <msubsup>
                <mi>C</mi>
                <mn>2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2</mn>
                  </mrow>
                </msup>
                <mo stretchy="false">∗</mo>
                <msup>
                  <mi>b</mi>
                  <mn>2</mn>
                </msup>
                <mo stretchy="false">∗</mo>
                <mi>b</mi>
              </mrow>
              <mo stretchy="false">+</mo>
              <mn>...</mn>
              <mo stretchy="false">+</mo>
              <msubsup>
                <mi>C</mi>
                <mrow>
                  <mi>n</mi>
                  <mo stretchy="false">−</mo>
                  <mn>2</mn>
                </mrow>
                <mi>n</mi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row>
                    <mi>n</mi>
                    <mo stretchy="false">−</mo>
                    <mn>2</mn>
                  </mrow>
                </msup>
                <mo stretchy="false">∗</mo>
                <mi>b</mi>
              </mrow>
              <mo stretchy="false">+</mo>
              <msubsup>
                <mi>C</mi>
                <mrow>
                  <mi>n</mi>
                  <mo stretchy="false">−</mo>
                  <mn>1</mn>
                </mrow>
                <mi>n</mi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row>
                    <mi>n</mi>
                    <mo stretchy="false">−</mo>
                    <mn>1</mn>
                  </mrow>
                </msup>
                <mo stretchy="false">∗</mo>
                <mi>b</mi>
              </mrow>
              <mo stretchy="false">+</mo>
              <msubsup>
                <mi>C</mi>
                <mi>n</mi>
                <mi>n</mi>
              </msubsup>
            </mrow>
            <mrow>
              <msup>
                <mi>a</mi>
                <mn>0</mn>
              </msup>
              <mo stretchy="false">∗</mo>
              <msup>
                <mi>b</mi>
                <mi>n</mi>
              </msup>
              <mo stretchy="false">∗</mo>
              <mi>b</mi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i>n</mi>
              </msubsup>
            </mrow>
            <mrow>
              <mrow>
                <msup>
                  <mi>a</mi>
                  <mrow>
                    <mi>n</mi>
                    <mo stretchy="false">+</mo>
                    <mn>1</mn>
                  </mrow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1</mn>
                <mi>n</mi>
              </msubsup>
            </mrow>
            <mrow>
              <mrow>
                <msup>
                  <mi>a</mi>
                  <mi>n</mi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2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b</mi>
                  <mn>2</mn>
                </msup>
              </mrow>
              <mo stretchy="false">+</mo>
              <mn>...</mn>
              <mo stretchy="false">+</mo>
              <msubsup>
                <mi>C</mi>
                <mrow>
                  <mi>n</mi>
                  <mo stretchy="false">−</mo>
                  <mn>2</mn>
                </mrow>
                <mi>n</mi>
              </msubsup>
            </mrow>
            <mrow>
              <mrow>
                <msup>
                  <mi>a</mi>
                  <mn>3</mn>
                </msup>
                <mo stretchy="false">∗</mo>
                <msup>
                  <mi>b</mi>
                  <mrow>
                    <mi>n</mi>
                    <mo stretchy="false">−</mo>
                    <mn>2</mn>
                  </mrow>
                </msup>
              </mrow>
              <mo stretchy="false">+</mo>
              <msubsup>
                <mi>C</mi>
                <mrow>
                  <mi>n</mi>
                  <mo stretchy="false">−</mo>
                  <mn>1</mn>
                </mrow>
                <mi>n</mi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row>
                    <mi>n</mi>
                    <mo stretchy="false">−</mo>
                    <mn>1</mn>
                  </mrow>
                </msup>
              </mrow>
              <mo stretchy="false">+</mo>
              <msubsup>
                <mi>C</mi>
                <mi>n</mi>
                <mi>n</mi>
              </msubsup>
            </mrow>
            <mrow>
              <msup>
                <mi>a</mi>
                <mn>1</mn>
              </msup>
              <mo stretchy="false">∗</mo>
              <msup>
                <mi>b</mi>
                <mi>n</mi>
              </msup>
            </mrow>
          </mrow>
        </mtd>
      </mtr>
      <mtr>
        <mtd>
          <mrow>
            <mrow>
              <mo stretchy="false">+</mo>
              <msubsup>
                <mi>C</mi>
                <mn>0</mn>
                <mi>n</mi>
              </msubsup>
            </mrow>
            <mrow>
              <mrow>
                <msup>
                  <mi>a</mi>
                  <mi>n</mi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1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b</mi>
                  <mn>2</mn>
                </msup>
              </mrow>
              <mo stretchy="false">+</mo>
              <msubsup>
                <mi>C</mi>
                <mn>2</mn>
                <mi>n</mi>
              </msubsup>
            </mrow>
            <mrow>
              <mrow>
                <msup>
                  <mi>a</mi>
                  <mrow>
                    <mi>n</mi>
                    <mo stretchy="false">−</mo>
                    <mn>2</mn>
                  </mrow>
                </msup>
                <mo stretchy="false">∗</mo>
                <msup>
                  <mi>b</mi>
                  <mn>3</mn>
                </msup>
              </mrow>
              <mo stretchy="false">+</mo>
              <mn>...</mn>
              <mo stretchy="false">+</mo>
              <msubsup>
                <mi>C</mi>
                <mrow>
                  <mi>n</mi>
                  <mo stretchy="false">−</mo>
                  <mn>2</mn>
                </mrow>
                <mi>n</mi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row>
                    <mi>n</mi>
                    <mo stretchy="false">−</mo>
                    <mn>1</mn>
                  </mrow>
                </msup>
              </mrow>
              <mo stretchy="false">+</mo>
              <msubsup>
                <mi>C</mi>
                <mrow>
                  <mi>n</mi>
                  <mo stretchy="false">−</mo>
                  <mn>1</mn>
                </mrow>
                <mi>n</mi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i>n</mi>
                </msup>
              </mrow>
              <mo stretchy="false">+</mo>
              <msubsup>
                <mi>C</mi>
                <mi>n</mi>
                <mi>n</mi>
              </msubsup>
            </mrow>
            <mrow>
              <msup>
                <mi>a</mi>
                <mn>0</mn>
              </msup>
              <mo stretchy="false">∗</mo>
              <msup>
                <mi>b</mi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i>n</mi>
              </msubsup>
            </mrow>
            <mrow>
              <mrow>
                <msup>
                  <mi>a</mi>
                  <mrow>
                    <mi>n</mi>
                    <mo stretchy="false">+</mo>
                    <mn>1</mn>
                  </mrow>
                </msup>
                <mo stretchy="false">∗</mo>
                <msup>
                  <mi>b</mi>
                  <mn>0</mn>
                </msup>
              </mrow>
              <mo stretchy="false">+</mo>
              <mrow>
                <mo fence="true" stretchy="false">(</mo>
                <mrow>
                  <mrow>
                    <msubsup>
                      <mi>C</mi>
                      <mn>0</mn>
                      <mi>n</mi>
                    </msubsup>
                    <mrow>
                      <mrow>
                        <msup>
                          <mi>a</mi>
                          <mi>n</mi>
                        </msup>
                        <mo stretchy="false">∗</mo>
                        <msup>
                          <mi>b</mi>
                          <mn>1</mn>
                        </msup>
                      </mrow>
                      <mo stretchy="false">+</mo>
                      <msubsup>
                        <mi>C</mi>
                        <mn>1</mn>
                        <mi>n</mi>
                      </msubsup>
                    </mrow>
                    <mrow>
                      <msup>
                        <mi>a</mi>
                        <mi>n</mi>
                      </msup>
                      <mo stretchy="false">∗</mo>
                      <msup>
                        <mi>b</mi>
                        <mn>1</mn>
                      </msup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sup>
                      <mi>C</mi>
                      <mn>1</mn>
                      <mi>n</mi>
                    </msubsup>
                    <mrow>
                      <mrow>
                        <msup>
                          <mi>a</mi>
                          <mrow>
                            <mi>n</mi>
                            <mo stretchy="false">−</mo>
                            <mn>1</mn>
                          </mrow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subsup>
                        <mi>C</mi>
                        <mn>2</mn>
                        <mi>n</mi>
                      </msubsup>
                    </mrow>
                    <mrow>
                      <msup>
                        <mi>a</mi>
                        <mrow>
                          <mi>n</mi>
                          <mo stretchy="false">−</mo>
                          <mn>1</mn>
                        </mrow>
                      </msup>
                      <mo stretchy="false">∗</mo>
                      <msup>
                        <mi>b</mi>
                        <mn>2</mn>
                      </msup>
                    </mrow>
                  </mrow>
                </mrow>
                <mo fence="true" stretchy="false">)</mo>
              </mrow>
              <mo stretchy="false">+</mo>
              <mn>...</mn>
              <mo stretchy="false">+</mo>
              <mrow>
                <mo fence="true" stretchy="false">(</mo>
                <mrow>
                  <mrow>
                    <msubsup>
                      <mi>C</mi>
                      <mrow>
                        <mi>n</mi>
                        <mo stretchy="false">−</mo>
                        <mn>2</mn>
                      </mrow>
                      <mi>n</mi>
                    </msubsup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row>
                            <mi>n</mi>
                            <mo stretchy="false">−</mo>
                            <mn>1</mn>
                          </mrow>
                        </msup>
                      </mrow>
                      <mo stretchy="false">+</mo>
                      <msubsup>
                        <mi>C</mi>
                        <mrow>
                          <mi>n</mi>
                          <mo stretchy="false">−</mo>
                          <mn>1</mn>
                        </mrow>
                        <mi>n</mi>
                      </msubsup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row>
                          <mi>n</mi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sup>
                      <mi>C</mi>
                      <mrow>
                        <mi>n</mi>
                        <mo stretchy="false">−</mo>
                        <mn>1</mn>
                      </mrow>
                      <mi>n</mi>
                    </msubsup>
                    <mrow>
                      <mrow>
                        <msup>
                          <mi>a</mi>
                          <mn>1</mn>
                        </msup>
                        <mo stretchy="false">∗</mo>
                        <msup>
                          <mi>b</mi>
                          <mi>n</mi>
                        </msup>
                      </mrow>
                      <mo stretchy="false">+</mo>
                      <msubsup>
                        <mi>C</mi>
                        <mi>n</mi>
                        <mi>n</mi>
                      </msubsup>
                    </mrow>
                    <mrow>
                      <msup>
                        <mi>a</mi>
                        <mn>1</mn>
                      </msup>
                      <mo stretchy="false">∗</mo>
                      <msup>
                        <mi>b</mi>
                        <mi>n</mi>
                      </msup>
                    </mrow>
                  </mrow>
                </mrow>
                <mo fence="true" stretchy="false">)</mo>
              </mrow>
              <mo stretchy="false">+</mo>
              <msubsup>
                <mi>C</mi>
                <mi>n</mi>
                <mi>n</mi>
              </msubsup>
            </mrow>
            <mrow>
              <msup>
                <mi>a</mi>
                <mn>0</mn>
              </msup>
              <mo stretchy="false">∗</mo>
              <msup>
                <mi>b</mi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row>
                  <mi>n</mi>
                  <mo stretchy="false">+</mo>
                  <mn>1</mn>
                </mrow>
              </msubsup>
            </mrow>
            <mrow>
              <mrow>
                <msup>
                  <mi>a</mi>
                  <mrow>
                    <mi>n</mi>
                    <mo stretchy="false">+</mo>
                    <mn>1</mn>
                  </mrow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1</mn>
                <mrow>
                  <mi>n</mi>
                  <mo stretchy="false">+</mo>
                  <mn>1</mn>
                </mrow>
              </msubsup>
            </mrow>
            <mrow>
              <mrow>
                <msup>
                  <mi>a</mi>
                  <mi>n</mi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2</mn>
                <mrow>
                  <mi>n</mi>
                  <mo stretchy="false">+</mo>
                  <mn>1</mn>
                </mrow>
              </msubsup>
            </mrow>
            <mrow>
              <mrow>
                <msup>
                  <mi>a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b</mi>
                  <mn>2</mn>
                </msup>
              </mrow>
              <mo stretchy="false">+</mo>
              <mn>...</mn>
              <mo stretchy="false">+</mo>
              <msubsup>
                <mi>C</mi>
                <mrow>
                  <mi>n</mi>
                  <mo stretchy="false">−</mo>
                  <mn>1</mn>
                </mrow>
                <mrow>
                  <mi>n</mi>
                  <mo stretchy="false">+</mo>
                  <mn>1</mn>
                </mrow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row>
                    <mi>n</mi>
                    <mo stretchy="false">−</mo>
                    <mn>1</mn>
                  </mrow>
                </msup>
              </mrow>
              <mo stretchy="false">+</mo>
              <msubsup>
                <mi>C</mi>
                <mi>n</mi>
                <mrow>
                  <mi>n</mi>
                  <mo stretchy="false">+</mo>
                  <mn>1</mn>
                </mrow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i>n</mi>
                </msup>
              </mrow>
              <mo stretchy="false">+</mo>
              <msubsup>
                <mi>C</mi>
                <mrow>
                  <mi>n</mi>
                  <mo stretchy="false">+</mo>
                  <mn>1</mn>
                </mrow>
                <mrow>
                  <mi>n</mi>
                  <mo stretchy="false">+</mo>
                  <mn>1</mn>
                </mrow>
              </msubsup>
            </mrow>
            <mrow>
              <msup>
                <mi>a</mi>
                <mn>0</mn>
              </msup>
              <mo stretchy="false">∗</mo>
              <msup>
                <mi>b</mi>
                <mrow>
                  <mi>n</mi>
                  <mo stretchy="false">+</mo>
                  <mn>1</mn>
                </mrow>
              </msup>
            </mrow>
          </mrow>
        </mtd>
      </mtr>
    </mtable>
    <annotation encoding="StarMath 5.0">( C sub 0 sup n a^n*b^0 +C sub 1 sup n a^{n-1}*b^1+C sub 2 sup n a^{n-2}*b^2+...+C sub {n-2} sup n a^2*b^{n-2}+C sub {n-1} sup n a^1*b^{n-1}+C sub n sup n a^0*b^n)*( a+b )
newline
newline
`=C sub 0 sup n a^n*b^0*a +C sub 1 sup n a^{n-1}*b^1*a+C sub 2 sup n a^{n-2}*b^2*a+...+C sub {n-2} sup n a^2*b^{n-2}*a+C sub {n-1} sup n a^1*b^{n-1}*a+C sub n sup n a^0*b^n*a
newline
+C sub 0 sup n a^n*b^0*b +C sub 1 sup n a^{n-1}*b^1*b+C sub 2 sup n a^{n-2}*b^2*b+...+C sub {n-2} sup n a^2*b^{n-2}*b+C sub {n-1} sup n a^1*b^{n-1}*b+C sub n sup n a^0*b^n*b
newline
newline
`=C sub 0 sup n a^{n+1}*b^0 +C sub 1 sup n a^n*b^1+C sub 2 sup n a^{n-1}*b^2+...+C sub {n-2} sup n a^3*b^{n-2}+C sub {n-1} sup n a^2*b^{n-1}+C sub n sup n a^1*b^n
newline
+C sub 0 sup n a^n*b^1 +C sub 1 sup n a^{n-1}*b^2+C sub 2 sup n a^{n-2}*b^3+...+C sub {n-2} sup n a^2*b^{n-1}+C sub {n-1} sup n a^1*b^n+C sub n sup n a^0*b^{n+1}
newline
newline
`=C sub 0 sup n a^{n+1}*b^0 +(C sub 0 sup n a^n*b^1 +C sub 1 sup n a^n*b^1 )+(C sub 1 sup n a^{n-1}*b^2 +C sub 2 sup n a^{n-1}*b^2 )+...+(C sub {n-2} sup n a^2*b^{n-1} +C sub {n-1} sup n a^2*b^{n-1} )+(C sub {n-1} sup n a^1*b^n+ C sub n sup n a^1*b^n )+C sub n sup n a^0*b^{n+1}
newline
newline
`=C sub 0 sup {n+1} a^{n+1}*b^0+C sub 1 sup {n+1} a^n*b^1+C sub 2 sup {n+1} a^{n-1}*b^2+...+C sub {n-1} sup {n+1} a^2*b^{n-1}+C sub n sup {n+1} a^1*b^n+C sub {n+1} sup {n+1} a^0*b^{n+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53:00.487450572</meta:creation-date>
    <dc:date>2016-04-03T10:08:24.476273659</dc:date>
    <meta:editing-duration>PT15M17S</meta:editing-duration>
    <meta:editing-cycles>15</meta:editing-cycles>
    <meta:generator>LibreOffice/5.0.5.2$Linux_X86_64 LibreOffice_project/00$Build-2</meta:generator>
  </office:meta>
</office:document-meta>
</file>